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ddf" officeooo:paragraph-rsid="0006fddf"/>
    </style:style>
    <style:style style:name="P2" style:family="paragraph" style:parent-style-name="Standard">
      <style:text-properties officeooo:rsid="0006fddf" officeooo:paragraph-rsid="0006fddf"/>
    </style:style>
    <style:style style:name="P3" style:family="paragraph" style:parent-style-name="Standard">
      <style:text-properties officeooo:rsid="0010fd9f" officeooo:paragraph-rsid="0010fd9f"/>
    </style:style>
    <style:style style:name="P4" style:family="paragraph" style:parent-style-name="Standard">
      <style:text-properties officeooo:rsid="001224a1" officeooo:paragraph-rsid="001224a1"/>
    </style:style>
    <style:style style:name="T1" style:family="text">
      <style:text-properties officeooo:rsid="000ff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9"/>Exercises </text:p>
      <text:p text:style-name="P1"><text:span text:style-name="T1">2</text:span>.1 <text:span text:style-name="T1">Type the followind statements in Python interpreter to see what they do:</text:span></text:p>
      <text:p text:style-name="P1">5</text:p>
      <text:p text:style-name="P1">x = 5</text:p>
      <text:p text:style-name="P1">x + 1</text:p>
      <text:p text:style-name="P1">R: <text:span text:style-name="T1">the I type 5, the interpreter returns 5; when I type x = 5, the interpreter asigns to x the value integer 5, <text:s/>when I type x + 1, the interpreter return thevalue of the adition between x and 1 which is 6</text:span></text:p>
      <text:p text:style-name="P1"/>
      <text:p text:style-name="P3">2.2 Write a program that uses input to prompt a user for their</text:p>
      <text:p text:style-name="P3">name and then welcomes them.</text:p>
      <text:p text:style-name="P3">Enter your name: Chuck</text:p>
      <text:p text:style-name="P3">Hello Chuck</text:p>
      <text:p text:style-name="P3">R: name = input (“Enter your name: ”)</text:p>
      <text:p text:style-name="P3"><text:s text:c="5"/>print(name)</text:p>
      <text:p text:style-name="P3"/>
      <text:p text:style-name="P3">2.3 Write a program to prompt the user for hours and rate per hour to</text:p>
      <text:p text:style-name="P3">compute gross pay.</text:p>
      <text:p text:style-name="P3">Enter Hours: 35</text:p>
      <text:p text:style-name="P3">Enter Rate: 2.75</text:p>
      <text:p text:style-name="P3">Pay: 96.25</text:p>
      <text:p text:style-name="P3">R: hours = float(input(“Enter Hours: ”))</text:p>
      <text:p text:style-name="P3"><text:s text:c="5"/>rate = float(input(“Ender Rate: ”))</text:p>
      <text:p text:style-name="P3"><text:s text:c="5"/>print(“Pay: ”+ str(hours*rate))</text:p>
      <text:p text:style-name="P4"/>
      <text:p text:style-name="P4">2.4 Assume that we execute the following assignment statements:</text:p>
      <text:p text:style-name="P4">width = 17</text:p>
      <text:p text:style-name="P4">height = 12.0</text:p>
      <text:p text:style-name="P4">For each of the following expressions, write the value of the expression and the</text:p>
      <text:p text:style-name="P4">type (of the value of the expression).</text:p>
      <text:p text:style-name="P4">1. width/2 <text:s text:c="2"/>r: 8</text:p>
      <text:p text:style-name="P4">2. width/2.0 r: 8.5</text:p>
      <text:p text:style-name="P4">3. height/3 <text:s/>r: 4.0</text:p>
      <text:p text:style-name="P4">4. 1 + 2 * 5 <text:s/>r: 11</text:p>
      <text:p text:style-name="P4">Use the Python interpreter to check your answers.</text:p>
      <text:p text:style-name="P4"/>
      <text:p text:style-name="P4">2.5 Write a program which prompts the user for a Celsius temperature,</text:p>
      <text:p text:style-name="P4">convert the temperature to Fahrenheit, and print out the converted temperature.</text:p>
      <text:p text:style-name="P4">R: in on the script FahrenheitCelsius.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19:37:23.262965750</meta:creation-date>
    <dc:date>2021-07-23T22:06:51.738361314</dc:date>
    <meta:editing-duration>PT2H25M24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33" meta:word-count="231" meta:character-count="1316" meta:non-whitespace-character-count="1018"/>
  </office:meta>
</office:document-meta>
</file>